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4000000D2F76197CA.png" manifest:media-type="image/png"/>
  <manifest:file-entry manifest:full-path="Pictures/1000000100000320000002948FDEF1A3.png" manifest:media-type="image/png"/>
  <manifest:file-entry manifest:full-path="Pictures/1000000000000054000000508B04EAD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pitch="variable"/>
    <style:font-face style:name="Euphemia" svg:font-family="Euphem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tarSymbol" svg:font-family="Star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ptos Display" fo:font-size="12pt" style:text-underline-style="solid" style:text-underline-width="auto" style:text-underline-color="font-color" fo:font-weight="bold" officeooo:paragraph-rsid="0009dbec" style:font-size-asian="12pt" style:font-weight-asian="bold" style:font-size-complex="1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ptos Display" fo:font-size="12pt" officeooo:rsid="010deb25" officeooo:paragraph-rsid="012c4eba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ptos Display" fo:font-size="12pt" officeooo:rsid="0127cb7f" officeooo:paragraph-rsid="012c4eba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ptos Display" fo:font-size="12pt" officeooo:rsid="0129ff65" officeooo:paragraph-rsid="012c4eba" style:font-size-asian="12pt" style:font-size-complex="12pt"/>
    </style:style>
    <style:style style:name="P5" style:family="paragraph" style:parent-style-name="Standard">
      <style:text-properties fo:font-size="6pt" officeooo:paragraph-rsid="0009dbec" style:font-size-asian="5.25pt" style:font-size-complex="6pt"/>
    </style:style>
    <style:style style:name="P6" style:family="paragraph" style:parent-style-name="Standard">
      <style:paragraph-properties fo:text-align="justify" style:justify-single-word="false"/>
      <style:text-properties fo:font-size="13pt" officeooo:paragraph-rsid="012c4eba" style:font-size-asian="13pt" style:font-size-complex="13pt"/>
    </style:style>
    <style:style style:name="P7" style:family="paragraph" style:parent-style-name="Standard" style:list-style-name="L2">
      <style:paragraph-properties fo:text-align="justify" style:justify-single-word="false"/>
      <style:text-properties fo:font-size="13pt" officeooo:paragraph-rsid="012c4eba" style:font-size-asian="13pt" style:font-size-complex="13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3pt" officeooo:rsid="012f2f18" officeooo:paragraph-rsid="012f2f18" style:font-size-asian="13pt" style:font-size-complex="13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3pt" officeooo:rsid="012d3e86" officeooo:paragraph-rsid="012d3e86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Aptos Display" fo:font-size="13pt" fo:font-weight="normal" officeooo:rsid="01268e57" officeooo:paragraph-rsid="012c4eba" style:font-name-asian="WenQuanYi Micro Hei" style:font-size-asian="13pt" style:font-weight-asian="normal" style:font-name-complex="Lohit Devanagari" style:font-size-complex="13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3pt" officeooo:paragraph-rsid="012c4eba" style:font-size-asian="13pt" style:font-size-complex="13pt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3pt" officeooo:rsid="0131225d" officeooo:paragraph-rsid="0131225d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Aptos Display" fo:font-size="13pt" fo:font-weight="normal" officeooo:rsid="01268e57" officeooo:paragraph-rsid="0131225d" style:font-name-asian="WenQuanYi Micro Hei" style:font-size-asian="13pt" style:font-weight-asian="normal" style:font-name-complex="Lohit Devanagari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Aptos Display" fo:font-size="13pt" fo:font-weight="normal" officeooo:rsid="013180ea" officeooo:paragraph-rsid="012c4eba" style:font-name-asian="WenQuanYi Micro Hei" style:font-size-asian="13pt" style:font-weight-asian="normal" style:font-name-complex="Lohit Devanagari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officeooo:rsid="013180ea" officeooo:paragraph-rsid="012c4eba" style:font-size-asian="13pt" style:font-size-complex="13pt"/>
    </style:style>
    <style:style style:name="P16" style:family="paragraph" style:parent-style-name="Standard" style:list-style-name="L4">
      <style:paragraph-properties fo:text-align="justify" style:justify-single-word="false"/>
      <style:text-properties style:use-window-font-color="true" loext:opacity="0%" style:font-name="Aptos Display" fo:font-size="13pt" fo:font-weight="normal" officeooo:rsid="013180ea" officeooo:paragraph-rsid="012c4eba" style:font-name-asian="WenQuanYi Micro Hei" style:font-size-asian="13pt" style:font-weight-asian="normal" style:font-name-complex="Lohit Devanagari" style:font-size-complex="13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use-window-font-color="true" loext:opacity="0%" style:font-name="Aptos Display" fo:font-size="13pt" fo:font-weight="normal" officeooo:rsid="01328852" officeooo:paragraph-rsid="01328852" style:font-name-asian="WenQuanYi Micro Hei" style:font-size-asian="13pt" style:font-weight-asian="normal" style:font-name-complex="Lohit Devanagari" style:font-size-complex="13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fo:font-size="13pt" officeooo:rsid="012c653d" officeooo:paragraph-rsid="012c4eba" style:font-size-asian="13pt" style:font-size-complex="13pt"/>
    </style:style>
    <style:style style:name="T1" style:family="text">
      <style:text-properties officeooo:rsid="01286a92"/>
    </style:style>
    <style:style style:name="T2" style:family="text">
      <style:text-properties officeooo:rsid="0136e7b4"/>
    </style:style>
    <style:style style:name="T3" style:family="text">
      <style:text-properties officeooo:rsid="012c4eba"/>
    </style:style>
    <style:style style:name="T4" style:family="text">
      <style:text-properties style:use-window-font-color="true" loext:opacity="0%" style:font-name="Aptos Display" fo:font-weight="bold" officeooo:rsid="0107e3ab" style:font-name-asian="WenQuanYi Micro Hei" style:font-weight-asian="bold" style:font-name-complex="Lohit Devanagari" style:font-weight-complex="bold"/>
    </style:style>
    <style:style style:name="T5" style:family="text">
      <style:text-properties style:use-window-font-color="true" loext:opacity="0%" style:font-name="Aptos Display" fo:font-weight="bold" officeooo:rsid="010680e8" style:font-name-asian="WenQuanYi Micro Hei" style:font-weight-asian="bold" style:font-name-complex="Lohit Devanagari" style:font-weight-complex="bold"/>
    </style:style>
    <style:style style:name="T6" style:family="text">
      <style:text-properties style:use-window-font-color="true" loext:opacity="0%" style:font-name="Aptos Display" fo:font-weight="normal" officeooo:rsid="01268e57" style:font-name-asian="WenQuanYi Micro Hei" style:font-weight-asian="normal" style:font-name-complex="Lohit Devanagari" style:font-weight-complex="normal"/>
    </style:style>
    <style:style style:name="T7" style:family="text">
      <style:text-properties style:use-window-font-color="true" loext:opacity="0%" style:font-name="Aptos Display" fo:font-weight="normal" officeooo:rsid="012ad259" style:font-name-asian="WenQuanYi Micro Hei" style:font-weight-asian="normal" style:font-name-complex="Lohit Devanagari" style:font-weight-complex="normal"/>
    </style:style>
    <style:style style:name="T8" style:family="text">
      <style:text-properties style:use-window-font-color="true" loext:opacity="0%" style:font-name="Aptos Display" fo:font-weight="normal" officeooo:rsid="012ee19d" style:font-name-asian="WenQuanYi Micro Hei" style:font-weight-asian="normal" style:font-name-complex="Lohit Devanagari" style:font-weight-complex="normal"/>
    </style:style>
    <style:style style:name="T9" style:family="text">
      <style:text-properties style:use-window-font-color="true" loext:opacity="0%" style:font-name="Aptos Display" fo:font-weight="bold" officeooo:rsid="012ee19d" style:font-name-asian="WenQuanYi Micro Hei" style:font-weight-asian="bold" style:font-name-complex="Lohit Devanagari" style:font-weight-complex="bold"/>
    </style:style>
    <style:style style:name="T10" style:family="text">
      <style:text-properties style:use-window-font-color="true" loext:opacity="0%" style:font-name="Aptos Display" fo:font-weight="normal" officeooo:rsid="01353add" style:font-name-asian="WenQuanYi Micro Hei" style:font-weight-asian="normal" style:font-name-complex="Lohit Devanagari" style:font-weight-complex="normal"/>
    </style:style>
    <style:style style:name="T11" style:family="text">
      <style:text-properties style:use-window-font-color="true" loext:opacity="0%" style:font-name="Aptos Display" fo:font-weight="normal" officeooo:rsid="012c653d" style:font-name-asian="WenQuanYi Micro Hei" style:font-weight-asian="normal" style:font-name-complex="Lohit Devanagari" style:font-weight-complex="normal"/>
    </style:style>
    <style:style style:name="T12" style:family="text">
      <style:text-properties style:use-window-font-color="true" loext:opacity="0%" style:font-name="Aptos Display" fo:font-weight="normal" officeooo:rsid="012f2f18" style:font-name-asian="WenQuanYi Micro Hei" style:font-weight-asian="normal" style:font-name-complex="Lohit Devanagari" style:font-weight-complex="normal"/>
    </style:style>
    <style:style style:name="T13" style:family="text">
      <style:text-properties style:use-window-font-color="true" loext:opacity="0%" style:font-name="Aptos Display" fo:font-weight="normal" officeooo:rsid="012d3e86" style:font-name-asian="WenQuanYi Micro Hei" style:font-weight-asian="normal" style:font-name-complex="Lohit Devanagari" style:font-weight-complex="normal"/>
    </style:style>
    <style:style style:name="T14" style:family="text">
      <style:text-properties style:use-window-font-color="true" loext:opacity="0%" style:font-name="Aptos Display" fo:font-weight="normal" style:font-name-asian="WenQuanYi Micro Hei" style:font-weight-asian="normal" style:font-name-complex="Lohit Devanagari" style:font-weight-complex="normal"/>
    </style:style>
    <style:style style:name="T15" style:family="text">
      <style:text-properties style:use-window-font-color="true" loext:opacity="0%" style:font-name="Aptos Display" fo:font-weight="bold" officeooo:rsid="012c653d" style:font-name-asian="WenQuanYi Micro Hei" style:font-weight-asian="bold" style:font-name-complex="Lohit Devanagari" style:font-weight-complex="bold"/>
    </style:style>
    <style:style style:name="T16" style:family="text">
      <style:text-properties fo:font-weight="bold" officeooo:rsid="012db2b9" style:font-weight-asian="bold" style:font-weight-complex="bold"/>
    </style:style>
    <style:style style:name="T17" style:family="text">
      <style:text-properties fo:font-weight="bold" officeooo:rsid="012c653d" style:font-weight-asian="bold" style:font-weight-complex="bold"/>
    </style:style>
    <style:style style:name="T18" style:family="text">
      <style:text-properties officeooo:rsid="012c653d"/>
    </style:style>
    <style:style style:name="T19" style:family="text">
      <style:text-properties fo:font-weight="bold" officeooo:rsid="0130a7e9" style:font-weight-asian="bold" style:font-weight-complex="bold"/>
    </style:style>
    <style:style style:name="T20" style:family="text">
      <style:text-properties style:use-window-font-color="true" loext:opacity="0%" style:font-name="Aptos Display" fo:font-weight="normal" officeooo:rsid="0131225d" style:font-name-asian="WenQuanYi Micro Hei" style:font-weight-asian="normal" style:font-name-complex="Lohit Devanagari" style:font-weight-complex="normal"/>
    </style:style>
    <style:style style:name="T21" style:family="text">
      <style:text-properties fo:font-weight="bold" officeooo:rsid="012ee19d" style:font-weight-asian="bold" style:font-weight-complex="bold"/>
    </style:style>
    <style:style style:name="T22" style:family="text">
      <style:text-properties officeooo:rsid="01353add"/>
    </style:style>
    <style:style style:name="T23" style:family="text">
      <style:text-properties officeooo:rsid="0131225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31225d" style:font-weight-asian="bold" style:font-weight-complex="bold"/>
    </style:style>
    <style:style style:name="T26" style:family="text">
      <style:text-properties fo:font-weight="bold" officeooo:rsid="0135d1d2" style:font-weight-asian="bold" style:font-weight-complex="bold"/>
    </style:style>
    <style:style style:name="T27" style:family="text">
      <style:text-properties officeooo:rsid="01340554"/>
    </style:style>
    <style:style style:name="T28" style:family="text">
      <style:text-properties style:use-window-font-color="true" loext:opacity="0%" style:font-name="Aptos Display" fo:font-weight="normal" officeooo:rsid="012db2b9" style:font-name-asian="WenQuanYi Micro Hei" style:font-weight-asian="normal" style:font-name-complex="Lohit Devanagari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ORMAS E INSTRUCCIONES</text:p>
            <text:list text:style-name="L1">
              <text:list-item>
                <text:p text:style-name="P2">En cada uno de los ejercicios consta como deben de llamarse los archivos a entregar. Por favor: respeta esas instrucciones. <text:span text:style-name="T1">No hacerlo se puntuará de forma negativa.</text:span></text:p>
              </text:list-item>
              <text:list-item>
                <text:p text:style-name="P3"><text:span text:style-name="T2">Los dos </text:span>primer<text:span text:style-name="T2">os</text:span> ejercicio<text:span text:style-name="T2">s</text:span> vale<text:span text:style-name="T2">n</text:span> 3,<text:span text:style-name="T2">5</text:span> puntos <text:span text:style-name="T2">cada uno</text:span>. <text:span text:style-name="T2">El tercero vale 3 puntos.</text:span></text:p>
              </text:list-item>
              <text:list-item>
                <text:p text:style-name="P4">Puntuará no solo el resultado obtenido sino también la claridad y la calidad.</text:p>
              </text:list-item>
              <text:list-item>
                <text:p text:style-name="P2">Como regla gen<text:span text:style-name="T1">e</text:span>ral, cada error u omisión en un ejercicio respecto a lo que se pide o se ve claramente restará 0,<text:span text:style-name="T3">2</text:span>5 puntos de la nota total del mismo. En caso de errores muy o poco graves se valorará de forma objetiva. <text:span text:style-name="T1">La rúbrica usada para la corrección se publicará junto a los resultados del examen</text:span></text:p>
              </text:list-item>
              <text:list-item>
                <text:p text:style-name="P2">La nota de un ejercicio no puede ser negativa.</text:p>
              </text:list-item>
            </text:list>
          </table:table-cell>
        </table:table-row>
      </table:table>
      <text:p text:style-name="P5"/>
      <text:p text:style-name="P6"><text:span text:style-name="T4">1</text:span><text:span text:style-name="T5">. </text:span><text:span text:style-name="T6"><text:s/>Queremos </text:span><text:span text:style-name="T7">realizar un diseño</text:span><text:span text:style-name="T6"> web como </text:span><text:span text:style-name="T7">el que</text:span><text:span text:style-name="T6"> aparece </text:span><text:span text:style-name="T8">en la imagen que te has descargado (</text:span><text:span text:style-name="T9">cajas.png</text:span><text:span text:style-name="T8">). </text:span><text:span text:style-name="T7">Las consideraciones de diseño que tenemos </text:span><text:span text:style-name="T10">que cumplir </text:span><text:span text:style-name="T7">son las siguientes:</text:span></text:p>
      <text:list text:style-name="L2">
        <text:list-item>
          <text:p text:style-name="P7"><text:span text:style-name="T11">El título de la web, que debe de aparecer en la barra de título del navegador </text:span><text:span text:style-name="T12">(aunque no se vea en el pantallazo)</text:span><text:span text:style-name="T11">, es Examen de recuperación seguido de tu nombre y apellidos.</text:span></text:p>
        </text:list-item>
        <text:list-item>
          <text:p text:style-name="P7"><text:span text:style-name="T11">El margen del diseño arriba es de </text:span><text:span text:style-name="T12">5</text:span><text:span text:style-name="T11">0 píxeles y está centrado en la horizontal del navegador. Las medidas y proporciones que no se indiquen claramente a continuación deberían de ser lo más parecidas a lo que se puede apreciar en </text:span><text:span text:style-name="T13">la imagen adjunta.</text:span></text:p>
        </text:list-item>
        <text:list-item>
          <text:p text:style-name="P7"><text:span text:style-name="T11">El ancho es fijo (780px de contenido más borde de 4px) con una cabecera y dos</text:span></text:p>
          <text:p text:style-name="P7"><text:span text:style-name="T11">columnas </text:span><text:span text:style-name="T12">debajo de esta que son </text:span><text:span text:style-name="T11">exactamente iguales de ancho. El borde del diseño es de 4 píxeles y negro salvo en la parte inferior donde el borde es de 20 píxeles </text:span><text:span text:style-name="T13">(aunque parezca un pie de página negro no lo es)</text:span><text:span text:style-name="T11">.</text:span></text:p>
        </text:list-item>
        <text:list-item>
          <text:p text:style-name="P7"><text:span text:style-name="T11">La cabecera tiene una altura de </text:span><text:span text:style-name="T12">10</text:span><text:span text:style-name="T11">0 px</text:span></text:p>
        </text:list-item>
        <text:list-item>
          <text:p text:style-name="P7"><text:span text:style-name="T11">Los colores </text:span><text:span text:style-name="T13">usados en el diseño son pink, green, yellow, black y white</text:span></text:p>
        </text:list-item>
        <text:list-item>
          <text:p text:style-name="P7"><text:span text:style-name="T11">Los recuadros de los párrafos de la izquierda tienen un borde con guiones de 2 píxeles y negro </text:span><text:span text:style-name="T13">l</text:span><text:span text:style-name="T11">os de la derecha son similares salvo que el recuadro es punteado. En ambos casos el padding interno de los recuadros es de 10px. </text:span></text:p>
        </text:list-item>
        <text:list-item>
          <text:p text:style-name="P8"><text:span text:style-name="T11">L</text:span><text:span text:style-name="T14">a separación entre las columnas es de 20px en los laterales y de 40px en el centro</text:span></text:p>
        </text:list-item>
        <text:list-item>
          <text:p text:style-name="P9"><text:span text:style-name="T11">A</text:span><text:span text:style-name="T14">tención a las justificaciones y tipografías utilizadas</text:span></text:p>
        </text:list-item>
      </text:list>
      <text:p text:style-name="P6"><text:span text:style-name="T11">Al final debes de entregar dos archivos llamados: </text:span><text:span text:style-name="T15">cajas.html </text:span><text:span text:style-name="T11">y </text:span><text:span text:style-name="T15">cajas.css</text:span></text:p>
      <text:p text:style-name="P10"><text:soft-page-break/><text:span text:style-name="T16">2</text:span><text:span text:style-name="T17">. </text:span><text:span text:style-name="T18">Queremos dar formato a la web </text:span><text:span text:style-name="T17">quijote</text:span><text:span text:style-name="T19">5</text:span><text:span text:style-name="T17">.html </text:span><text:span text:style-name="T18">de forma que se parezca lo mas posible a la imagen </text:span><text:span text:style-name="T17">quijote</text:span><text:span text:style-name="T19">5</text:span><text:span text:style-name="T17">.png</text:span><text:span text:style-name="T18">. Los requisitos son los siguientes:</text:span></text:p>
      <text:p text:style-name="P10"/>
      <text:list text:style-name="L3">
        <text:list-item>
          <text:p text:style-name="P11"><text:span text:style-name="T11">E</text:span><text:span text:style-name="T20">l ancho total es <text:s/>fijo, de unos 900px (aproximados, no tienen porque ser exactos) y aparece justificado a la izquierda en el navegador.</text:span></text:p>
        </text:list-item>
        <text:list-item>
          <text:p text:style-name="P12"><text:span text:style-name="T14">Trata por lo demás que tu diseño se parezca lo mas posible al del modelo</text:span></text:p>
        </text:list-item>
      </text:list>
      <text:p text:style-name="P10"/>
      <text:p text:style-name="P13"><text:span text:style-name="T21">IMPORTANTE: </text:span>No <text:span text:style-name="T22">olvides que no </text:span>puedes tocar bajo ningún concepto el archivo quijote<text:span text:style-name="T23">5</text:span>.html<text:span text:style-name="T24">.</text:span> </text:p>
      <text:p text:style-name="P13"/>
      <text:p text:style-name="P13">Crea un archivo llamado <text:span text:style-name="T24">quijote</text:span><text:span text:style-name="T25">5</text:span><text:span text:style-name="T24">.css</text:span> que será el único que tienes que entregar</text:p>
      <text:p text:style-name="P10"/>
      <text:p text:style-name="P14"><text:span text:style-name="T24">3.</text:span> Queremos crear una tabla con un diseño lo mas parecido al que aparece en la imagen <text:span text:style-name="T24">tabla</text:span><text:span text:style-name="T26">s</text:span><text:span text:style-name="T24">.png </text:span>con las siguientes consideraciones</text:p>
      <text:p text:style-name="P15"><text:span text:style-name="T14"/></text:p>
      <text:list text:style-name="L4">
        <text:list-item>
          <text:p text:style-name="P16">No puedes usar ni el atributo id ni el class en el html</text:p>
        </text:list-item>
        <text:list-item>
          <text:p text:style-name="P17">El ancho de la tabla es de 800px y el el alto de 400px <text:span text:style-name="T27">y aparece centrada horizontalmente en el navegador</text:span></text:p>
        </text:list-item>
        <text:list-item>
          <text:p text:style-name="P17">Los colores usados son green, yellow, cyan, black y white</text:p>
        </text:list-item>
        <text:list-item>
          <text:p text:style-name="P18"><text:span text:style-name="T7">T</text:span><text:span text:style-name="T14">rata de que tu diseño </text:span><text:span text:style-name="T28">se parezca lo mas posible al de la imagen</text:span></text:p>
        </text:list-item>
      </text:list>
      <text:p text:style-name="P14"/>
      <text:p text:style-name="P14">Los archivos a entregar deben de llamarse <text:span text:style-name="T24">tablas.html</text:span> y <text:span text:style-name="T24">tablas.cs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pitch="variable"/>
    <style:font-face style:name="Euphemia" svg:font-family="Euphem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tarSymbol" svg:font-family="Star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7.249cm" fo:margin-left="-0.243cm" fo:margin-top="0cm" fo:margin-bottom="0cm" table:align="left" style:writing-mode="lr-tb"/>
    </style:style>
    <style:style style:name="Tabla2.A" style:family="table-column">
      <style:table-column-properties style:column-width="2.284cm"/>
    </style:style>
    <style:style style:name="Tabla2.B" style:family="table-column">
      <style:table-column-properties style:column-width="4.408cm"/>
    </style:style>
    <style:style style:name="Tabla2.C" style:family="table-column">
      <style:table-column-properties style:column-width="2.251cm"/>
    </style:style>
    <style:style style:name="Tabla2.D" style:family="table-column">
      <style:table-column-properties style:column-width="2.506cm"/>
    </style:style>
    <style:style style:name="Tabla2.E" style:family="table-column">
      <style:table-column-properties style:column-width="2.189cm"/>
    </style:style>
    <style:style style:name="Tabla2.F" style:family="table-column">
      <style:table-column-properties style:column-width="3.61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-left="0.243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a2.2" style:family="table-row">
      <style:table-row-properties style:min-row-height="0.6cm" fo:keep-together="auto"/>
    </style:style>
    <style:style style:name="Tabla2.A2" style:family="table-cell">
      <style:table-cell-properties style:vertical-align="middle" fo:background-color="transparent" fo:padding-left="0.243cm" fo:padding-right="0.191cm" fo:padding-top="0cm" fo:padding-bottom="0cm" fo:border="none" style:writing-mode="lr-tb">
        <style:background-image/>
      </style:table-cell-properties>
    </style:style>
    <style:style style:name="Tabla2.B2" style:family="table-cell">
      <style:table-cell-properties style:vertical-align="middle" fo:background-color="transparent" fo:padding-left="0.243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a2.E4" style:family="table-cell">
      <style:table-cell-properties style:vertical-align="middle" fo:background-color="#ffffff" fo:padding-left="0.243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a2.F4" style:family="table-cell">
      <style:table-cell-properties style:vertical-align="middle" fo:background-color="#ffffff" fo:padding-left="0.243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a2.B5" style:family="table-cell">
      <style:table-cell-properties style:vertical-align="middle" fo:background-color="transparent" fo:padding-left="0.243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2.E5" style:family="table-cell">
      <style:table-cell-properties style:vertical-align="middle" fo:background-color="#d9d9d9" fo:padding-left="0.182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2.A6" style:family="table-cell">
      <style:table-cell-properties style:vertical-align="middle" fo:background-color="transparent" fo:padding-left="0.243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a2.B7" style:family="table-cell">
      <style:table-cell-properties style:vertical-align="middle" fo:background-color="transparent" fo:padding-left="0.243cm" fo:padding-right="0.191cm" fo:padding-top="0.097cm" fo:padding-bottom="0.097cm" fo:border-left="none" fo:border-right="none" fo:border-top="none" fo:border-bottom="0.5pt solid #000000" style:writing-mode="lr-tb">
        <style:background-image/>
      </style:table-cell-properties>
    </style:style>
    <style:style style:name="MP1" style:family="paragraph" style:parent-style-name="Header">
      <style:text-properties officeooo:paragraph-rsid="0009dbec"/>
    </style:style>
    <style:style style:name="MP2" style:family="paragraph" style:parent-style-name="Standard">
      <style:paragraph-properties fo:margin-top="0.423cm" fo:margin-bottom="0cm" style:contextual-spacing="false" fo:line-height="150%" fo:text-align="justify" style:justify-single-word="false" fo:orphans="0" fo:widows="0" fo:hyphenation-ladder-count="no-limit" fo:hyphenation-keep="auto" loext:hyphenation-keep-type="column"/>
      <style:text-properties fo:color="#000000" loext:opacity="100%" style:font-name="Euphemia" fo:font-size="10pt" officeooo:paragraph-rsid="0009dbe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3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fo:color="#000000" loext:opacity="100%" style:font-name="Euphemia" fo:font-size="10pt" officeooo:paragraph-rsid="0009dbe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style:font-name="Aptos Display" officeooo:paragraph-rsid="0009dbe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5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style:font-name="Aptos Display" fo:font-size="10pt" officeooo:paragraph-rsid="0009dbe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>
        <style:tab-stops>
          <style:tab-stop style:position="3.44cm"/>
        </style:tab-stops>
      </style:paragraph-properties>
      <style:text-properties style:font-name="Aptos Display" fo:font-size="10pt" officeooo:paragraph-rsid="0009dbe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7" style:family="paragraph" style:parent-style-name="Standard">
      <style:paragraph-properties fo:margin-left="-0.191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>
        <style:tab-stops>
          <style:tab-stop style:position="4.154cm"/>
        </style:tab-stops>
      </style:paragraph-properties>
      <style:text-properties style:font-name="Aptos Display" fo:font-size="10pt" officeooo:paragraph-rsid="0009dbe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Aptos Display" fo:font-size="10pt" officeooo:paragraph-rsid="0009dbe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9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style:font-name="Aptos Display" fo:font-size="11pt" fo:font-weight="bold" officeooo:paragraph-rsid="0009dbec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0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style:font-name="Aptos Display" fo:font-size="11pt" officeooo:rsid="012ae2f3" officeooo:paragraph-rsid="012ae2f3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1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style:font-name="Aptos Display" fo:font-size="11pt" officeooo:rsid="01268e57" officeooo:paragraph-rsid="01268e57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2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style:font-name="Aptos Display" fo:font-size="11pt" officeooo:rsid="01049fce" officeooo:paragraph-rsid="01049fce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3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style:font-name="Aptos Display" fo:font-size="11pt" officeooo:paragraph-rsid="0009dbe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4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style:font-name="Aptos Display" fo:font-size="11pt" fo:font-weight="bold" officeooo:rsid="01161fc8" officeooo:paragraph-rsid="01161fc8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5" style:family="paragraph" style:parent-style-name="Header">
      <style:paragraph-properties fo:margin-top="0cm" fo:margin-bottom="0cm" style:contextual-spacing="false" fo:orphans="0" fo:widows="0" fo:hyphenation-ladder-count="no-limit" fo:hyphenation-keep="auto" loext:hyphenation-keep-type="column"/>
      <style:text-properties style:font-name="Aptos Display" fo:font-size="11pt" fo:font-weight="bold" officeooo:rsid="01286a92" officeooo:paragraph-rsid="012c4eba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16" style:family="paragraph" style:parent-style-name="Standard">
      <style:text-properties fo:font-size="6pt" officeooo:paragraph-rsid="0009dbec" style:font-size-asian="5.25pt" style:font-size-complex="6pt"/>
    </style:style>
    <style:style style:name="MT1" style:family="text">
      <style:text-properties officeooo:rsid="012ae2f3"/>
    </style:style>
    <style:style style:name="MT2" style:family="text">
      <style:text-properties officeooo:rsid="01259b6d"/>
    </style:style>
    <style:style style:name="MT3" style:family="text">
      <style:text-properties officeooo:rsid="0008bac7"/>
    </style:style>
    <style:style style:name="MT4" style:family="text">
      <style:text-properties officeooo:rsid="0119029b"/>
    </style:style>
    <style:style style:name="MT5" style:family="text">
      <style:text-properties officeooo:rsid="00991838"/>
    </style:style>
    <style:style style:name="MT6" style:family="text">
      <style:text-properties officeooo:rsid="000ed799"/>
    </style:style>
    <style:style style:name="MT7" style:family="text">
      <style:text-properties officeooo:rsid="0110d909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row table:style-name="Tabla2.1">
            <table:table-cell table:style-name="Tabla2.A1" table:number-columns-spanned="2" office:value-type="string">
              <text:p text:style-name="MP2">IES FRANCISCO DE GOYA – LA ELIPA</text:p>
              <text:p text:style-name="MP3">DEPARTAMENTO DE INFORMÁTICA</text:p>
            </table:table-cell>
            <table:covered-table-cell/>
            <table:table-cell table:style-name="Tabla2.A1" office:value-type="string">
              <text:p text:style-name="MP4"><draw:frame draw:style-name="Mfr1" draw:name="Imagen4" text:anchor-type="as-char" svg:width="1.857cm" svg:height="1.744cm" draw:z-index="2"><draw:image xlink:href="Pictures/1000000000000054000000508B04EADB.jpg" xlink:type="simple" xlink:show="embed" xlink:actuate="onLoad" draw:mime-type="image/jpeg"/><svg:desc>FSE</svg:desc></draw:frame></text:p>
            </table:table-cell>
            <table:table-cell table:style-name="Tabla2.A1" office:value-type="string">
              <text:p text:style-name="MP5"><draw:frame draw:style-name="Mfr2" draw:name="Imagen5" text:anchor-type="char" svg:x="-0.021cm" svg:y="0.093cm" svg:width="1.91cm" svg:height="1.572cm" draw:z-index="1"><draw:image xlink:href="Pictures/1000000100000320000002948FDEF1A3.png" xlink:type="simple" xlink:show="embed" xlink:actuate="onLoad" draw:mime-type="image/png"/><svg:desc>IESBILINGUE</svg:desc></draw:frame></text:p>
            </table:table-cell>
            <table:table-cell table:style-name="Tabla2.A1" table:number-columns-spanned="2" office:value-type="string">
              <text:p text:style-name="MP6"><draw:frame draw:style-name="Mfr2" draw:name="Imagen9" text:anchor-type="char" svg:x="0.042cm" svg:y="-0.025cm" svg:width="5.8cm" svg:height="1.432cm" draw:z-index="0"><draw:image xlink:href="Pictures/1000000000000354000000D2F76197CA.png" xlink:type="simple" xlink:show="embed" xlink:actuate="onLoad" draw:mime-type="image/png"/></draw:frame></text:p>
              <text:p text:style-name="MP7"/>
              <text:p text:style-name="MP8"/>
            </table:table-cell>
            <table:covered-table-cell/>
          </table:table-row>
          <table:table-row table:style-name="Tabla2.2">
            <table:table-cell table:style-name="Tabla2.A2" office:value-type="string">
              <text:p text:style-name="MP9">Titulación:</text:p>
            </table:table-cell>
            <table:table-cell table:style-name="Tabla2.B2" table:number-columns-spanned="3" office:value-type="string">
              <text:p text:style-name="MP10">DAW</text:p>
            </table:table-cell>
            <table:covered-table-cell/>
            <table:covered-table-cell/>
            <table:table-cell table:style-name="Tabla2.A2" office:value-type="string">
              <text:p text:style-name="MP9">Curso:</text:p>
            </table:table-cell>
            <table:table-cell table:style-name="Tabla2.B2" office:value-type="string">
              <text:p text:style-name="MP9">1º</text:p>
            </table:table-cell>
          </table:table-row>
          <table:table-row table:style-name="Tabla2.2">
            <table:table-cell table:style-name="Tabla2.A2" office:value-type="string">
              <text:p text:style-name="MP9">Módulo:</text:p>
            </table:table-cell>
            <table:table-cell table:style-name="Tabla2.B2" table:number-columns-spanned="3" office:value-type="string">
              <text:p text:style-name="MP11">Lenguajes de Marcas y Sistemas de Gestión de la Información</text:p>
            </table:table-cell>
            <table:covered-table-cell/>
            <table:covered-table-cell/>
            <table:table-cell table:style-name="Tabla2.A2" office:value-type="string">
              <text:p text:style-name="MP9">Fecha:</text:p>
            </table:table-cell>
            <table:table-cell table:style-name="Tabla2.B2" office:value-type="string">
              <text:p text:style-name="MP9"><text:span text:style-name="MT1">12</text:span><text:span text:style-name="MT2">-11</text:span>-20<text:span text:style-name="MT3">2</text:span><text:span text:style-name="MT4">4</text:span></text:p>
            </table:table-cell>
          </table:table-row>
          <table:table-row table:style-name="Tabla2.2">
            <table:table-cell table:style-name="Tabla2.A2" office:value-type="string">
              <text:p text:style-name="MP9">Ex<text:span text:style-name="MT5">amen:</text:span></text:p>
            </table:table-cell>
            <table:table-cell table:style-name="Tabla2.B2" table:number-columns-spanned="3" office:value-type="string">
              <text:p text:style-name="MP12">Primer Trimestre</text:p>
            </table:table-cell>
            <table:covered-table-cell/>
            <table:covered-table-cell/>
            <table:table-cell table:style-name="Tabla2.E4" office:value-type="string">
              <text:p text:style-name="MP9">Duración:</text:p>
            </table:table-cell>
            <table:table-cell table:style-name="Tabla2.F4" office:value-type="string">
              <text:p text:style-name="MP9"><text:span text:style-name="MT6">2 </text:span><text:span text:style-name="MT7">periodos horarios</text:span></text:p>
            </table:table-cell>
          </table:table-row>
          <table:table-row table:style-name="Tabla2.2">
            <table:table-cell table:style-name="Tabla2.A2" office:value-type="string">
              <text:p text:style-name="MP9">Nombre:</text:p>
            </table:table-cell>
            <table:table-cell table:style-name="Tabla2.B5" table:number-columns-spanned="3" office:value-type="string">
              <text:p text:style-name="MP13"/>
            </table:table-cell>
            <table:covered-table-cell/>
            <table:covered-table-cell/>
            <table:table-cell table:style-name="Tabla2.E5" table:number-rows-spanned="2" table:number-columns-spanned="2" office:value-type="string">
              <text:p text:style-name="MP9">Calificación:</text:p>
            </table:table-cell>
            <table:covered-table-cell/>
          </table:table-row>
          <table:table-row table:style-name="Tabla2.2">
            <table:table-cell table:style-name="Tabla2.A6" office:value-type="string">
              <text:p text:style-name="MP9">Apellidos:</text:p>
            </table:table-cell>
            <table:table-cell table:style-name="Tabla2.B5" table:number-columns-spanned="3" office:value-type="string">
              <text:p text:style-name="MP9"/>
            </table:table-cell>
            <table:covered-table-cell/>
            <table:covered-table-cell/>
            <table:covered-table-cell table:style-name="Tabla2.E5"/>
            <table:covered-table-cell/>
          </table:table-row>
          <table:table-row table:style-name="Tabla2.2">
            <table:table-cell table:style-name="Tabla2.A6" office:value-type="string">
              <text:p text:style-name="MP14">RAs:</text:p>
            </table:table-cell>
            <table:table-cell table:style-name="Tabla2.B7" table:number-columns-spanned="5" office:value-type="string">
              <text:p text:style-name="MP15">RA1. Reconoce las características de lenguajes de marcas analizando e interpretando fragmentos de código.</text:p>
              <text:p text:style-name="MP15">RA2.Utiliza lenguajes de marcas para la transmisión y presentación de información a través de la web analizando la estructura de los documentos e identificando sus elementos.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6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1:19:43.177350242</meta:creation-date>
    <dc:date>2024-11-10T12:09:07.482368239</dc:date>
    <meta:editing-duration>P1DT2H34M48S</meta:editing-duration>
    <meta:editing-cycles>272</meta:editing-cycles>
    <meta:generator>LibreOffice/24.8.2.1$Linux_X86_64 LibreOffice_project/480$Build-1</meta:generator>
    <meta:print-date>2024-10-31T10:29:37.693199917</meta:print-date>
    <meta:printed-by>Archivos PDF</meta:printed-by>
    <dc:creator>José María Morales Vázquez</dc:creator>
    <meta:document-statistic meta:table-count="2" meta:image-count="3" meta:object-count="0" meta:page-count="2" meta:paragraph-count="49" meta:word-count="660" meta:character-count="3668" meta:non-whitespace-character-count="3071"/>
  </office:meta>
</office:document-meta>
</file>